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TableColumn1" style:family="table-column">
      <style:table-column-properties style:column-width="3.4625in" style:rel-column-width="32767*"/>
    </style:style>
  </office:automatic-styles>
  <office:body>
    <office:text>
      <text:p text:style-name="P1">CPSC219 L01 T05 Team 21 – Project Proposal</text:p>
      <text:p text:style-name="P1"/>
      <text:p text:style-name="P1">Battleship: </text:p>
      <text:p text:style-name="P1"><text:tab/>A Board Game based off of the hit board game Battleship, with Graphic User Interface and a Command Line Interface. The way we will make the game unique will be by adding new mechanics to the game, such as upgrade-able weapons, and repairable ships. </text:p>
      <text:p text:style-name="P1"><text:tab/>It will be mainly a 2-player game, with an option to play against the computer. With the GUI active, mouse clicks will be used as the main input device, and with the CLI active, there will be an assortment of menus to choose what the player wishes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